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3D0000034345F23DBC7EA7C0FE.png" manifest:media-type="image/png"/>
  <manifest:file-entry manifest:full-path="Pictures/100002010000075800000358C80B49E26D174350.png" manifest:media-type="image/png"/>
  <manifest:file-entry manifest:full-path="Pictures/100002010000075F0000035480163700FEB618E9.png" manifest:media-type="image/png"/>
  <manifest:file-entry manifest:full-path="Pictures/100002010000072700000349741C67E75AD44632.png" manifest:media-type="image/png"/>
  <manifest:file-entry manifest:full-path="Pictures/10000201000007630000034476F943E6FA2A7C6E.png" manifest:media-type="image/png"/>
  <manifest:file-entry manifest:full-path="Pictures/100002010000077900000360309375FF07D178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cm" svg:y="0.18cm" svg:width="17cm" svg:height="7.74cm" draw:z-index="0"><draw:image xlink:href="Pictures/100002010000075800000358C80B49E26D174350.png" xlink:type="simple" xlink:show="embed" xlink:actuate="onLoad" loext:mime-type="image/png"/></draw:frame></text:p>
      <text:p text:style-name="Standard"/>
      <text:p text:style-name="Standard"><draw:frame draw:style-name="fr1" draw:name="Imagen2" text:anchor-type="paragraph" svg:x="0.173cm" svg:y="0.279cm" svg:width="17cm" svg:height="7.807cm" draw:z-index="1"><draw:image xlink:href="Pictures/100002010000072700000349741C67E75AD44632.png" xlink:type="simple" xlink:show="embed" xlink:actuate="onLoad" loext:mime-type="image/png"/></draw:frame></text:p>
      <text:p text:style-name="Standard"/>
      <text:p text:style-name="Standard"><draw:frame draw:style-name="fr1" draw:name="Imagen3" text:anchor-type="paragraph" svg:x="0.242cm" svg:y="0.63cm" svg:width="17cm" svg:height="7.514cm" draw:z-index="2"><draw:image xlink:href="Pictures/10000201000007630000034476F943E6FA2A7C6E.png" xlink:type="simple" xlink:show="embed" xlink:actuate="onLoad" loext:mime-type="image/png"/></draw:frame></text:p>
      <text:p text:style-name="Standard"><draw:frame draw:style-name="fr1" draw:name="Imagen4" text:anchor-type="paragraph" svg:x="0.31cm" svg:y="-0.725cm" svg:width="17cm" svg:height="7.659cm" draw:z-index="3"><draw:image xlink:href="Pictures/100002010000073D0000034345F23DBC7EA7C0FE.png" xlink:type="simple" xlink:show="embed" xlink:actuate="onLoad" loext:mime-type="image/png"/></draw:frame><text:soft-page-break/></text:p>
      <text:p text:style-name="Standard"/>
      <text:p text:style-name="Standard"><draw:frame draw:style-name="fr2" draw:name="Imagen5" text:anchor-type="paragraph" svg:width="17cm" svg:height="7.676cm" draw:z-index="4"><draw:image xlink:href="Pictures/100002010000077900000360309375FF07D17820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n6" text:anchor-type="paragraph" svg:width="17cm" svg:height="7.675cm" draw:z-index="5"><draw:image xlink:href="Pictures/100002010000075F0000035480163700FEB618E9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53:08.229000000</meta:creation-date>
    <dc:date>2019-07-16T11:00:23.808000000</dc:date>
    <meta:editing-duration>PT7M17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2.3.2$Windows_x86 LibreOffice_project/aecc05fe267cc68dde00352a451aa867b3b546ac</meta:generator>
  </office:meta>
</office:document-meta>
</file>